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81e7" officeooo:paragraph-rsid="000781e7"/>
    </style:style>
    <style:style style:name="P2" style:family="paragraph" style:parent-style-name="Standard">
      <style:text-properties officeooo:rsid="00083ea0" officeooo:paragraph-rsid="00083ea0"/>
    </style:style>
    <style:style style:name="P3" style:family="paragraph" style:parent-style-name="Preformatted_20_Text">
      <style:text-properties officeooo:rsid="000781e7" officeooo:paragraph-rsid="000781e7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Heading_20_3">
      <style:text-properties officeooo:rsid="00083ea0" officeooo:paragraph-rsid="00083e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make folder in for your project</text:p>
      <text:p text:style-name="P1"/>
      <text:p text:style-name="P2">create project in github page </text:p>
      <text:p text:style-name="P2"/>
      <text:p text:style-name="P2"/>
      <text:p text:style-name="P2"/>
      <text:p text:style-name="P2">it would print this message : </text:p>
      <text:p text:style-name="P2"/>
      <text:h text:style-name="P5" text:outline-level="3">…or create a new repository on the command line</text:h>
      <text:p text:style-name="P2"/>
      <text:p text:style-name="P3">git init</text:p>
      <text:p text:style-name="Preformatted_20_Text">git add README.md</text:p>
      <text:p text:style-name="Preformatted_20_Text">git commit -m "first commit"</text:p>
      <text:p text:style-name="Preformatted_20_Text">git remote add origin https://github.com/navotera/syasep.git</text:p>
      <text:p text:style-name="P4">git push -u origin mast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45S</meta:editing-duration>
    <meta:editing-cycles>4</meta:editing-cycles>
    <meta:generator>LibreOffice/5.1.0.3$Windows_x86 LibreOffice_project/5e3e00a007d9b3b6efb6797a8b8e57b51ab1f737</meta:generator>
    <dc:date>2017-02-10T11:05:14.315000000</dc:date>
    <dc:creator>Muhammad Hendra</dc:creator>
    <meta:document-statistic meta:table-count="0" meta:image-count="0" meta:object-count="0" meta:page-count="1" meta:paragraph-count="9" meta:word-count="47" meta:character-count="279" meta:non-whitespace-character-count="239"/>
    <meta:user-defined meta:name="Info 1"/>
    <meta:user-defined meta:name="Info 2"/>
    <meta:user-defined meta:name="Info 3"/>
    <meta:user-defined meta:name="Info 4"/>
  </office:meta>
</office:document-meta>
</file>